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99.75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80.1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TOSSIM buil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AntiTheft/java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o 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AntiTheft/Node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ntiTheftAppC.nc:42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AntiTheft/Root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ntiTheftRootAppC.nc:40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aseStation15.4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aseStation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CoapBlip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CoapPpp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Co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PppRou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sniffer/Mac_Jn516Sni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sniffer/Phy_Jn516Sni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UDPEc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/UDP_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Glow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Platform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SimpleBlink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radio/Ieee154Bare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serial/TestPrintf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serial/TestSerial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Lqi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Lqi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Viz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Oscilloscope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Oscilloscop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owerup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ppRouter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PPSniff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RadioCountToLeds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RadioSenseToLeds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CPEch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arbiters/TestFcfsArbit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arbiters/TestRoundRobinArbit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Blink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p() not def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blip/TestLinkLoca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eed ‘PrintfUART.h’ and ‘lib6lowpan/ip.h’ </text:p>
          </table:table-cell>
          <table:table-cell/>
          <table:table-cell office:value-type="string" calcext:value-type="string">
            <text:p>BLIP 2.0 is a reimplementation of IPv6 in TinyOS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cc2420/LplBroadcastCountToLed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CountToLedsAppC.nc:69: no match</text:p>
          </table:table-cell>
          <table:table-cell/>
          <table:table-cell office:value-type="string" calcext:value-type="string">
            <text:p>This is a low power listening version of RadioCountToLeds,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LplBroadcastPeriodicDeliver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PeriodicAppC.nc:59: no match</text:p>
          </table:table-cell>
          <table:table-cell/>
          <table:table-cell office:value-type="string" calcext:value-type="string">
            <text:p>This app sends a message from Transmitter node to AM_BROADCAST_ADDR and waits 1000 ms between each </text:p>
            <text:p>delivery so the Rx mote's radio shuts back off and has to redetect to receive the next Message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LplUnicastPeriodicDeliver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PeriodicAppC.nc:59: no match</text:p>
          </table:table-cell>
          <table:table-cell/>
          <table:table-cell office:value-type="string" calcext:value-type="string">
            <text:p>This app sends a message from Transmitter node to the recevier node and waits 1000 ms between each </text:p>
            <text:p>delivery so the Rx mote's radio shuts back off and has to redetect to receive the next message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RssiToSerial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Install this application to one node, connected to the computer.</text:p>
            <text:p>The node will measure the environmental RSSI from the CC2420 and sending those readings over the serial port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Acks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In short, Leds 1&amp;2 should be toggling the majority of the time, until the other receiver</text:p>
            <text:p>stops receiving packets by turning off or moving out of range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cc2420/TestPacketLink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Test the effectiveness of the PacketLink layer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Security/BaseStatio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aseStationC.nc:102: no match</text:p>
          </table:table-cell>
          <table:table-cell/>
          <table:table-cell office:value-type="string" calcext:value-type="string">
            <text:p>This application is a modification to the RadioCountToLeds/</text:p>
            <text:p>application with CC2420 security features added to outgoing packets. The packets are decrypted at the receiver node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Security/RadioCountToLeds1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CountToLedsAppC.nc:65: no match</text:p>
          </table:table-cell>
          <table:table-cell/>
          <table:table-cell office:value-type="string" calcext:value-type="string">
            <text:p>This application is a modification to the RadioCountToLeds/</text:p>
            <text:p>application with CC2420 security features added to outgoing packets. The packets are decrypted at the receiver node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xThroughput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This application is used more for characterization rather than a test.</text:p>
            <text:p>It measures the maximum radio throughput using the largest message payload size, and does not use low power listening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Basestatio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application is similar</text:p>
            <text:p>with GoldenImage, but it includes the basestation behavior by using the CFLAGS=-DDELUGE_BASESTATION flag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Blink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application serves two purposes. First, it contains two test cases for Deluge T2: testing base station functionality and network-wide </text:p>
            <text:p>reprogramming. Second, it is a sample application referenced in the Deluge T2 wiki page to illustrate some of the basics in reprogramming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GoldenImag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application is similar to Null, but it includes Deluge T2. The Makefile includes the</text:p>
            <text:p>DELUGE_LIGHT_BASESTATION flag to allow the nodes to be pinged using tos-deluge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deluge/SerialBlink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program blinks and sends a serial message every second.</text:p>
          </table:table-cell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CountToFlash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RadioCountToLeds maintains a 1Hz counter and broadcsts its value repeatedly. A RadioCountToLeds node that hears a counter writes the counter to the flash. </text:p>
            <text:p>After LOG_LENGTH (default = 16) successful receiptions the previously stored counters are read from the flash with a delay of 100ms between each read. </text:p>
            <text:p>The bottom three bits are displayed on the LEDs. This application tests the coexistance between the radio and the flash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HAL/TestTDA5250Contro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PacketSerializ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UARTPh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UARTPhyWithMode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Tim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TimerC.nc:62: no m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LinkBench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enchmarkCoreC.nc:63: no match</text:p>
          </table:table-cell>
          <table:table-cell/>
          <table:table-cell office:value-type="string" calcext:value-type="string">
            <text:p>This application's main goal is to provide a universal framework that is able to conduct reproducible tests/benchmarks in order to analyze and measure </text:p>
            <text:p>The radio-communication generated by the applied benchmark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ica2/AD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ADCC.nc:53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ica2/mts300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0/Adc12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sp430Adc12.h: No such file or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0/AdcSimpl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0/BlinkMSP430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linkC.nc:10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2/dma432_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2/master_s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2/TestGPIO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HplMsp432Gpio not fou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mts300/PhotoTemp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/>
          <table:table-cell office:value-type="string" calcext:value-type="string">
            <text:p>This is a hacked version of the Oscilloscope application which simultaneously samples the PhotoC and TempC sensors of the mts300 to</text:p>
            <text:p>ensure that arbitration is working correctly. Compile and run it like the usual Oscilloscope application. The output normally looks like</text:p>
            <text:p>sawteeth because it consists of alternating light and temperature values.</text:p>
          </table:table-cell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mts400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ddef.h: No such file or directory</text:p>
          </table:table-cell>
          <table:table-cell/>
          <table:table-cell office:value-type="string" calcext:value-type="string">
            <text:p>In this application, the Accel202C sensor is sampled first in the X and then in the Y direction. In the next step, the Intersema5534C sensor is sampled, </text:p>
            <text:p>and the read values are stored in an array. The first element is the temperature and the second is the pressure. </text:p>
            <text:p>After this, the SensirionSht11C sensor is sampled, where the raw temperature and then humidity data is read.</text:p>
          </table:table-cell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NxFloat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yntax error before `nx_float'</text:p>
          </table:table-cell>
          <table:table-cell/>
          <table:table-cell office:value-type="string" calcext:value-type="string">
            <text:p>NxFloat is a version of the TestSerial application modified to use floating point numbers. It tests communication over the serial port</text:p>
            <text:p>and nx_float support. The java application sends packets to the serial port at 1Hz: the packet contains an incrementing counter. When the</text:p>
            <text:p>mote application receives a counter packet, it displays the bottom three bits on its LEDs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RadioStress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rfxlink/RadioSniff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SnifferC.nc:48: no m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rfxlink/TestPacketTimeSyn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java error : cannot find symbol</text:p>
          </table:table-cell>
          <table:table-cell/>
          <table:table-cell office:value-type="string" calcext:value-type="string">
            <text:p>The test setup consists of a pinger node (programmed with node id 1), one or more ponger nodes, and a base station. The test application operates as follows: </text:p>
            <text:p>The pinger node periodically sends out ping messages using the TimeSyncAMSend interface.</text:p>
          </table:table-cell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rfxlink/TestTimeStamping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java error : cannot find symbol</text:p>
          </table:table-cell>
          <table:table-cell/>
          <table:table-cell office:value-type="string" calcext:value-type="string">
            <text:p>The TestTimeStamping component verifies the time stamping precision of the radio stack. You need to program 3 motes with node ids: 0, 1 and 2.</text:p>
            <text:p>Start them. The yellow (LED1) is toggled if the mote is sending a message, the green (LED2) is toggled if the mote is receiving a message, and</text:p>
            <text:p>the red (LED0) is toggled if there is some error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rfxlink/TestTransmit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RadioDriverC.nc:48: no match</text:p>
          </table:table-cell>
          <table:table-cell/>
          <table:table-cell office:value-type="string" calcext:value-type="string">
            <text:p>This application sends a very short message (2 bytes) every 2 millisec without checking for other traffic. We want to test if the radio driver</text:p>
            <text:p>locks up because we want to transmit while receiving another message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12b/AdcRead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12b/AdcReaderNow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12b/AdcReaderStream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12b/AdcReaderStreamPD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/>
          <table:table-cell office:value-type="string" calcext:value-type="string">
            <text:p>12 bit ADC test program for SAM3U with PDC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/AdcRead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/AdcReaderNow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/AdcReaderStream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adc/AdcReaderStreamPD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7: no match</text:p>
          </table:table-cell>
          <table:table-cell/>
          <table:table-cell office:value-type="string" calcext:value-type="string">
            <text:p>12 bit ADC test program for SAM3S with PDC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clock/showSpeed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ClockSpeedAppC.nc:50: no m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sam3/dac/fast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acAppC.nc:52: no match</text:p>
          </table:table-cell>
          <table:table-cell/>
          <table:table-cell office:value-type="string" calcext:value-type="string">
            <text:p>test These applications generate a tone on the two DAC outputs. The tone can be observed on PB13 and PB14, or on the headset output with a</text:p>
            <text:p>loudspeaker/headphones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dac/pd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acAppC.nc:52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dac/tim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acAppC.nc:52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dma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60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eefc/eras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50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eefc/read_writ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91SAM3U4.h: No such file or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hsmci/fatf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oteAppC.nc:48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hsmci/hi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am3uhsmcihardware.h: No such file or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hsmci/hp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am3uhsmcihardware.h: No such file or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hsmci/sd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am3uhsmcihardware.h: No such file or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lc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mpu/TestMpuProt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mpu/TestMpuProtectionSysc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p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pin/cap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pin/interru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s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estADE77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estM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estSv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estU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imer/Alarm32k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imer/AlarmTMic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w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twi_p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am3/us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torage/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torage/Circular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torage/Conf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torage/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storage/Sync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losb/TestUserButt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A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Ala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AMOn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AMSer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Broadc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Dh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D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Dissemin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E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Ftsp/FtspLplBeaco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Ftsp/FtspL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Ftsp/Ft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ed/Blink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ed/LedCol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ed/Multi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ed/MultiLedSing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ocal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L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MultihopLq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NetworkL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Netwo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OscilloscopeLQI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OscilloscopeLQ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Power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Power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Print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RPL/ud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chedu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erialBandwid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e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erialPrint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imCo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imTim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le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Sr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TimerSy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TrickleTi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estTy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Associate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Associate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Data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Data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GTS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GTS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Indirect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Indirect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Multihop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Multihop/panco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Multihop/rou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StartSync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beacon-enabled/TestStartSync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ActiveScan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ActiveScan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Associate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Associate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IndirectData/coordin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IndirectData/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nonbeacon-enabled/TestPromiscuo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tkn154/packetsni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ucmini/Sensor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Accelerometer/TestADXL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Accelerometer/TestADXL345-XY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Accelerometer/TestIntADXL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FastA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Phidg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Pr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Tempera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TestBa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TestE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TestGP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Ziglets/SimpleTSL2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Ziglets/TestBMP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z1/Ziglets/TestSht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BlinkConf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Blink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BlinkTa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BlinkToRa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LowPowerSensing/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LowPowerSensing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LowPowerSensing/Samp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PacketParr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Print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RssiDemo/Intercept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RssiDemo/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RssiDemo/Rssi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RssiDemo/SendingMo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utorials/SharedResourceDe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UDPEch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UDPEcho/ut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HHell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1:19:57.519079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06:18.129542317</meta:creation-date>
    <dc:date>2019-12-10T11:20:32.328767892</dc:date>
    <meta:editing-duration>PT42M41S</meta:editing-duration>
    <meta:editing-cycles>21</meta:editing-cycles>
    <meta:generator>LibreOffice/6.3.3.2.0$Linux_X86_64 LibreOffice_project/30$Build-2</meta:generator>
    <meta:document-statistic meta:table-count="1" meta:cell-count="586" meta:object-count="0"/>
  </office:meta>
</office:document-meta>
</file>